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Sheet1">
        <table:table-row>
          <table:table-cell/>
          <table:table-cell office:value-type="string" office:string-value="$\theta$">
            <text:p>$\theta$</text:p>
          </table:table-cell>
          <table:table-cell office:value-type="string" office:string-value="$\sin^2(\theta)$">
            <text:p>$\sin^2(\theta)$</text:p>
          </table:table-cell>
          <table:table-cell office:value-type="string" office:string-value="$h^2 + k^2 + l^2$">
            <text:p>$h^2 + k^2 + l^2$</text:p>
          </table:table-cell>
          <table:table-cell office:value-type="string" office:string-value="$(hkl)$">
            <text:p>$(hkl)$</text:p>
          </table:table-cell>
          <table:table-cell office:value-type="string" office:string-value="$a(\mathring{\text{A}})$">
            <text:p>$a(\mathring{\text{A}})$</text:p>
          </table:table-cell>
          <table:table-cell office:value-type="string" office:string-value="$\bar{a}(\mathring{\text{A}})$">
            <text:p>$\bar{a}(\mathring{\text{A}})$</text:p>
          </table:table-cell>
          <table:table-cell office:value-type="string" office:string-value="$\Delta a(\dot{\text{A}})$">
            <text:p>$\Delta a(\dot{\text{A}})$</text:p>
          </table:table-cell>
          <table:table-cell office:value-type="string" office:string-value="$Z$">
            <text:p>$Z$</text:p>
          </table:table-cell>
          <table:table-cell office:value-type="string" office:string-value="$\Delta Z$">
            <text:p>$\Delta Z$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278">
            <text:p>0.278</text:p>
          </table:table-cell>
          <table:table-cell office:value-type="float" office:value="0.075">
            <text:p>0.075</text:p>
          </table:table-cell>
          <table:table-cell office:value-type="float" office:value="1">
            <text:p>1</text:p>
          </table:table-cell>
          <table:table-cell office:value-type="string" office:string-value="(100)">
            <text:p>(100)</text:p>
          </table:table-cell>
          <table:table-cell office:value-type="float" office:value="2.812">
            <text:p>2.812</text:p>
          </table:table-cell>
          <table:table-cell office:value-type="float" office:value="2.8126">
            <text:p>2.8126</text:p>
          </table:table-cell>
          <table:table-cell office:value-type="float" office:value="0.0007">
            <text:p>0.0007</text:p>
          </table:table-cell>
          <table:table-cell office:value-type="float" office:value="0.4959">
            <text:p>0.4959</text:p>
          </table:table-cell>
          <table:table-cell office:value-type="float" office:value="0.0004">
            <text:p>0.000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398">
            <text:p>0.398</text:p>
          </table:table-cell>
          <table:table-cell office:value-type="float" office:value="0.15">
            <text:p>0.15</text:p>
          </table:table-cell>
          <table:table-cell office:value-type="float" office:value="2">
            <text:p>2</text:p>
          </table:table-cell>
          <table:table-cell office:value-type="string" office:string-value="(110)">
            <text:p>(110)</text:p>
          </table:table-cell>
          <table:table-cell office:value-type="float" office:value="2.811">
            <text:p>2.8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494">
            <text:p>0.494</text:p>
          </table:table-cell>
          <table:table-cell office:value-type="float" office:value="0.225">
            <text:p>0.225</text:p>
          </table:table-cell>
          <table:table-cell office:value-type="float" office:value="3">
            <text:p>3</text:p>
          </table:table-cell>
          <table:table-cell office:value-type="string" office:string-value="(111)">
            <text:p>(111)</text:p>
          </table:table-cell>
          <table:table-cell office:value-type="float" office:value="2.814">
            <text:p>2.81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579">
            <text:p>0.579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office:value-type="string" office:string-value="(200)">
            <text:p>(200)</text:p>
          </table:table-cell>
          <table:table-cell office:value-type="float" office:value="2.814">
            <text:p>2.81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66">
            <text:p>0.66</text:p>
          </table:table-cell>
          <table:table-cell office:value-type="float" office:value="0.376">
            <text:p>0.376</text:p>
          </table:table-cell>
          <table:table-cell office:value-type="float" office:value="5">
            <text:p>5</text:p>
          </table:table-cell>
          <table:table-cell office:value-type="string" office:string-value="(210)">
            <text:p>(210)</text:p>
          </table:table-cell>
          <table:table-cell office:value-type="float" office:value="2.81">
            <text:p>2.8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735">
            <text:p>0.735</text:p>
          </table:table-cell>
          <table:table-cell office:value-type="float" office:value="0.449">
            <text:p>0.449</text:p>
          </table:table-cell>
          <table:table-cell office:value-type="float" office:value="6">
            <text:p>6</text:p>
          </table:table-cell>
          <table:table-cell office:value-type="string" office:string-value="(211)">
            <text:p>(211)</text:p>
          </table:table-cell>
          <table:table-cell office:value-type="float" office:value="2.814">
            <text:p>2.81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